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NeueLTStd-Lt" svg:font-family="HelveticaNeueLTStd-Lt" style:font-family-generic="swiss"/>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Fußnotenzeichen" style:family="text">
      <style:text-properties fo:font-size="12pt" style:font-size-asian="12pt" style:font-size-complex="12pt"/>
    </style:style>
    <style:style style:name="T10" style:parent-style-name="Absatz-Standardschriftart" style:family="text">
      <style:text-properties style:font-name="HelveticaNeueLTStd-Lt" style:font-name-complex="HelveticaNeueLTStd-Lt" fo:font-size="9pt" style:font-size-asian="9pt" style:font-size-complex="9pt"/>
    </style:style>
    <style:style style:name="T11" style:parent-style-name="Absatz-Standardschriftart" style:family="text">
      <style:text-properties style:font-name="Tahoma" style:font-name-complex="Tahoma" fo:font-size="9pt" style:font-size-asian="9pt" style:font-size-complex="9pt"/>
    </style:style>
    <style:style style:name="T12" style:parent-style-name="Absatz-Standardschriftart" style:family="text">
      <style:text-properties style:font-name="Tahoma" style:font-name-complex="Tahoma" fo:font-size="9pt" style:font-size-asian="9pt" style:font-size-complex="9pt"/>
    </style:style>
    <style:style style:name="T13" style:parent-style-name="Absatz-Standardschriftart" style:family="text">
      <style:text-properties style:font-name="Tahoma" style:font-name-complex="Tahoma" fo:font-size="9pt" style:font-size-asian="9pt" style:font-size-complex="9pt"/>
    </style:style>
    <style:style style:name="T14" style:parent-style-name="Absatz-Standardschriftart" style:family="text">
      <style:text-properties style:font-name="Tahoma" style:font-name-complex="Tahoma" fo:font-size="9pt" style:font-size-asian="9pt" style:font-size-complex="9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Fußnotenzeichen" style:family="text">
      <style:text-properties fo:font-size="12pt" style:font-size-asian="12pt" style:font-size-complex="12pt"/>
    </style:style>
    <style:style style:name="T19" style:parent-style-name="Absatz-Standardschriftart" style:family="text">
      <style:text-properties style:font-name="HelveticaNeueLTStd-Lt" style:font-name-complex="HelveticaNeueLTStd-Lt" fo:font-size="9pt" style:font-size-asian="9pt" style:font-size-complex="9pt"/>
    </style:style>
    <style:style style:name="T20" style:parent-style-name="Absatz-Standardschriftart" style:family="text">
      <style:text-properties style:font-name="Tahoma" style:font-name-complex="Tahoma" fo:font-size="9pt" style:font-size-asian="9pt" style:font-size-complex="9pt"/>
    </style:style>
    <style:style style:name="T21" style:parent-style-name="Absatz-Standardschriftart" style:family="text">
      <style:text-properties style:font-name="Tahoma" style:font-name-complex="Tahoma" fo:font-size="9pt" style:font-size-asian="9pt" style:font-size-complex="9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Fußnotenzeichen" style:family="text">
      <style:text-properties fo:font-size="12pt" style:font-size-asian="12pt" style:font-size-complex="12pt"/>
    </style:style>
  </office:automatic-styles>
  <office:body>
    <office:text text:use-soft-page-breaks="true">
      <text:p text:style-name="P1">Zukunftsaussichten Botnetze und Cybercrime<text:line-break/><text:span text:style-name="T2">Technologie ist im ständigen Wandel. Daher verändert sich auch die Landschaft der Cyberkriminalität rapide und es bleibt die Frage, wie diese sich in Zukunft verändern wird und welche Rolle<text:s/></text:span><text:span text:style-name="T3">Botnetze darin spielen. <text:s/>Die Jugend von heute und die nächsten Generationen wachsen mit einem größeren Verständnis von Technologie auf als ihre Vorfahren. Dadurch entstehen potentiell auch mehr neue Cyberkriminelle die sich im Internet Dank wachsender Ress</text:span><text:span text:style-name="T4">ourcen immer einfacher Material für böswillige Aktionen beschaffen können.</text:span><text:span text:style-name="T5">Zudem wachsen mit dem Wandel und Entwicklung des Internets auch stetig die möglichen Angriffsvektoren. Cloudcomputing wird Beispielsweise aktuell immer attraktiver. Für diese ist viel spezifisches Wissen notwendig, um sie gut genug abzusichern.</text:span><text:span text:style-name="T6"><text:s/>Auch das immer größere aufkommen von IoT bietet eine gigantische Angriffsfläche für Hacker. Dadurch, dass inzwischen fast jedes neue Haushaltsgrät mit einem eigenen Betriebssystem u</text:span><text:span text:style-name="T7">nd Internetanschluss ausgestattet ist, besitzen sie alle auch potenzielle neue Schwachpunkte, welche für Angriffe und Expoits ausgenutzt werden können. Es ist ein sicherheitstechnischer Albtraum, alle diese Geräte zu schützen. So warnte 2018 auch das FBI,<text:s/></text:span><text:span text:style-name="T8">dass Cyberkriminelle vermehrt IoT Geräte attackieren und diese als Gateway zu anderen Geräten für weitere Angriffe benutzen.</text:span><text:span text:style-name="T9"><text:note text:note-class="footnote" text:id="_ftn0"><text:note-citation>1</text:note-citation><text:note-body><text:p text:style-name="Fußnotentext"><text:s/>Alexandrou, Alex:<text:span text:style-name="T10">Cybercrime and Information Technology</text:span><text:span text:style-name="T11">﻿</text:span><text:span text:style-name="T12">: Theory and Practie – The Computer Network Infrastrukture and Computer<text:s/></text:span><text:span text:style-name="T13">Security, Cybersecurity Laws, Internet of Things(IoT), and Mobile Devices CRC Press 2022 1.Auflage S78</text:span><text:span text:style-name="T14"><text:line-break/></text:span></text:p></text:note-body></text:note></text:span><text:span text:style-name="T15"><text:s/>Man schaue sich nur einmal die verheerenden Folgen des Mirai Botnetzes an, über welches in dieser Arbeit ebenfalls berichtet wurde. Aber auch die Verbre</text:span><text:span text:style-name="T16">itung von Künstlicher Intelligenz und Machinelearning ist ein zweischneidiges Schwert. Zum einen werden wir diese Technik nutzen können, um Sicherheitsprogramme zu trainieren, auf verschiedene Angriffe entsprechend zu reagiere. Auf der Anderen Seite können</text:span><text:span text:style-name="T17"><text:s/>aber auch Angriffsmethoden wie beispielsweise Botnetze weiterwachsen und sich mit Hilfe künstlicher Intelligenz besser tarnen.</text:span><text:span text:style-name="T18"><text:note text:note-class="footnote" text:id="_ftn1"><text:note-citation>2</text:note-citation><text:note-body><text:p text:style-name="Fußnotentext"><text:s/><text:span text:style-name="T19">Cybercrime and Information Technology</text:span><text:span text:style-name="T20">﻿</text:span><text:span text:style-name="T21"><text:s/>S79</text:span></text:p></text:note-body></text:note></text:span><text:span text:style-name="T22"><text:s/>Die größte Herausforderung im kommenden Jahrzehnt wird es sein, das Internet davo</text:span><text:span text:style-name="T23">r zu bewahren, noch mehr von Botnetzen und anderen Schädlingen verseucht zu werden. Das Internet ist ein internationaler Raum und die Länder müssen stärker zusammenarbeiten, um diesen Zu schützen und zu verteidigen. Es ist wichtig, dass die staatlichen Ins</text:span><text:span text:style-name="T24">titutionen ihr Know How und verfügbaren Mittel in der<text:s/></text:span><text:soft-page-break/><text:span text:style-name="T25">Cybersicherheit weiter ausbauen um dem vermehrten aufkommen von Cyberangriffen entgegentreten zu können</text:span><text:span text:style-name="T26"><text:note text:note-class="footnote" text:id="_ftn2"><text:note-citation>3</text:note-citation><text:note-body><text:p text:style-name="Fußnotentext"><text:s/>Tiirmaa-Klaar,Heli;Gassen,Jan; Gerhards-Padilla,Elmar;Martini,Peter: Botnets 2013 Springer Verlag, London S7</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NeueLTStd-Lt" svg:font-family="HelveticaNeueLTStd-Lt" style:font-family-generic="swiss"/>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27T18:29:00Z</meta:creation-date>
    <dc:date>2023-04-28T18:48:00Z</dc:date>
    <meta:template xlink:href="Normal" xlink:type="simple"/>
    <meta:editing-cycles>2</meta:editing-cycles>
    <meta:editing-duration>PT0S</meta:editing-duration>
    <meta:document-statistic meta:page-count="2" meta:paragraph-count="4" meta:word-count="329" meta:character-count="2400" meta:row-count="17" meta:non-whitespace-character-count="2075"/>
  </office:meta>
</office:document-meta>
</file>